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subtitle" style:list-style-name="L4">
      <style:graphic-properties draw:fill-color="#ffffff" fo:min-height="11.89cm"/>
    </style:style>
    <style:style style:name="pr16" style:family="presentation" style:parent-style-name="Default-title">
      <style:graphic-properties draw:fill-color="#ffffff" fo:min-height="3.257cm"/>
    </style:style>
    <style:style style:name="pr17" style:family="presentation" style:parent-style-name="Default-subtitle" style:list-style-name="L4">
      <style:graphic-properties draw:fill-color="#ffffff" fo:min-height="11.89cm"/>
    </style:style>
    <style:style style:name="pr18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text:enable-numbering="true" fo:margin-left="0cm" fo:margin-right="0cm" fo:line-height="150%" fo:text-align="start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margin-left="0cm" fo:margin-right="0cm" fo:line-height="200%" fo:text-align="start" fo:text-indent="0cm"/>
    </style:style>
    <style:style style:name="P12" style:family="paragraph">
      <style:paragraph-properties text:enable-numbering="false" fo:margin-left="0cm" fo:margin-right="0cm" fo:line-height="200%" fo:text-align="start" fo:text-indent="0cm"/>
      <style:text-properties fo:font-size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9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5">Transcod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5">Filtered brows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11" draw:text-style-name="P8" draw:layer="layout" svg:width="24.369cm" svg:height="12.468cm" svg:x="0.635cm" svg:y="3.81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MediaRenderer</text:span></text:p>
                    <text:list>
                      <text:list-item>
                        <text:list>
                          <text:list-item>
                            <text:p text:style-name="P7"><text:span text:style-name="T5">GstMediaRenderer</text:span></text:p>
                          </text:list-item>
                          <text:list-item>
                            <text:p text:style-name="P7"><text:span text:style-name="T5">External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Better desktop integration</text:span></text:p>
                  </text:list-item>
                  <text:list-item>
                    <text:p text:style-name="P7"><text:span text:style-name="T5">Thumbnails and Album Ar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8.263cm" svg:height="2.54cm" svg:x="2.057cm" svg:y="0.635cm" presentation:class="title" presentation:user-transformed="true">
          <draw:text-box>
            <text:p text:style-name="P3">Future plans (continued)</text:p>
          </draw:text-box>
        </draw:frame>
        <draw:frame presentation:style-name="pr15" draw:text-style-name="P10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ully utilize new Tracker API (Sqarql)</text:span></text:p>
                  </text:list-item>
                  <text:list-item>
                    <text:p text:style-name="P7"><text:span text:style-name="T5">Better DVB integration (Scheduled recording)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Portability</text:span></text:p>
                  </text:list-item>
                  <text:list-item>
                    <text:p text:style-name="P7"><text:span text:style-name="T5">Searching &amp;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Contributors</text:p>
          </draw:text-box>
        </draw:frame>
        <draw:frame presentation:style-name="pr17" draw:text-style-name="P10" draw:layer="layout" svg:width="24.369cm" svg:height="11.89cm" svg:x="1.271cm" svg:y="3.81cm">
          <draw:text-box>
            <text:list text:style-name="L4">
              <text:list-item>
                <text:list>
                  <text:list-item>
                    <text:p text:style-name="P7"><text:span text:style-name="T5">Jens Georg</text:span></text:p>
                  </text:list-item>
                  <text:list-item>
                    <text:p text:style-name="P7"><text:span text:style-name="T5">Lennart Poettering</text:span></text:p>
                  </text:list-item>
                  <text:list-item>
                    <text:p text:style-name="P7"><text:span text:style-name="T5">Peter Robinson</text:span></text:p>
                  </text:list-item>
                  <text:list-item>
                    <text:p text:style-name="P7"><text:span text:style-name="T5">Marc-Andre Lureau</text:span></text:p>
                  </text:list-item>
                  <text:list-item>
                    <text:p text:style-name="P7"><text:span text:style-name="T5">James Henstridg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 presentation:use-footer-name="ftr1" draw:id="id10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Last slide</text:p>
          </draw:text-box>
        </draw:frame>
        <draw:frame presentation:style-name="pr18" draw:text-style-name="P12" draw:layer="layout" svg:width="19.924cm" svg:height="11.43cm" svg:x="2.301cm" svg:y="3.81cm">
          <draw:text-box>
            <text:p text:style-name="P11"><text:span text:style-name="T5">Homepage: </text:span><text:span text:style-name="T5"><text:a xlink:href="http://live.gnome.org/Rygel">http://live.gnome.org/Rygel</text:a></text:span></text:p>
            <text:p text:style-name="P11"><text:span text:style-name="T5">IRC: #gupnp@irc.gimp.org</text:span></text:p>
            <text:p text:style-name="P11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10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5T10:42:35</dc:date>
    <meta:print-date>1998-09-04T10:04:32</meta:print-date>
    <meta:editing-cycles>206</meta:editing-cycles>
    <meta:editing-duration>PT31H13M14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